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09e" officeooo:paragraph-rsid="001330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8: b)</text:p>
      <text:p text:style-name="P1">We are unable to factor 670726081 with x = 3, y = 670726078 since the GCD(y, n) is 1 meaning the numbers are co-prim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23:29:03.587617815</meta:creation-date>
    <dc:date>2024-04-06T00:23:18.052659534</dc:date>
    <meta:editing-duration>PT44M4S</meta:editing-duration>
    <meta:editing-cycles>1</meta:editing-cycles>
    <meta:document-statistic meta:table-count="0" meta:image-count="0" meta:object-count="0" meta:page-count="1" meta:paragraph-count="2" meta:word-count="27" meta:character-count="132" meta:non-whitespace-character-count="107"/>
    <meta:generator>LibreOffice/7.3.7.2$Linux_X86_64 LibreOffice_project/30$Build-2</meta:generator>
  </office:meta>
</office:document-meta>
</file>